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mezok</text:p>
          </table:table-cell>
          <table:table-cell office:value-type="string" table:style-name="ce2">
            <text:p>calc</text:p>
          </table:table-cell>
          <table:table-cell office:value-type="string" table:style-name="ce2">
            <text:p>ply</text:p>
          </table:table-cell>
          <table:table-cell office:value-type="string" table:style-name="ce2">
            <text:p>try</text:p>
          </table:table-cell>
          <table:table-cell office:value-type="string" table:style-name="ce2">
            <text:p>time</text:p>
          </table:table-cell>
          <table:table-cell table:number-columns-repeated="2" table:style-name="ce1"/>
          <table:table-cell office:value-type="string" table:style-name="ce2">
            <text:p>oldalhossz / idő</text:p>
          </table:table-cell>
          <table:table-cell office:value-type="string" table:style-name="ce2">
            <text:p>pályaméret / idő</text:p>
          </table:table-cell>
          <table:table-cell table:style-name="ce2"/>
          <table:table-cell office:value-type="string" table:style-name="ce2">
            <text:p>y^2</text:p>
          </table:table-cell>
          <table:table-cell office:value-type="string" table:style-name="ce2">
            <text:p>területek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900" table:style-name="ce1">
            <text:p>900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0.5" table:formula="of:=[.C2]/[.B2]" table:style-name="ce1">
            <text:p>0.5</text:p>
          </table:table-cell>
          <table:table-cell office:value-type="float" office:value="0.15811388300841894" table:formula="of:=[.C2]/SQRT([.B2])/[.B2]" table:style-name="ce1">
            <text:p>0.158113883</text:p>
          </table:table-cell>
          <table:table-cell table:style-name="ce1"/>
          <table:table-cell office:value-type="float" office:value="100" table:formula="of:=[.B2]*[.B2]" table:style-name="ce1">
            <text:p>100</text:p>
          </table:table-cell>
          <table:table-cell office:value-type="float" office:value="90000" table:formula="of:=[.F2]*[.M2]" table:style-name="ce1">
            <text:p>9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56" table:style-name="ce1">
            <text:p>256</text:p>
          </table:table-cell>
          <table:table-cell office:value-type="float" office:value="900" table:style-name="ce1">
            <text:p>900</text:p>
          </table:table-cell>
          <table:table-cell office:value-type="float" office:value="697" table:style-name="ce1">
            <text:p>697</text:p>
          </table:table-cell>
          <table:table-cell table:number-columns-repeated="2" table:style-name="ce1"/>
          <table:table-cell office:value-type="float" office:value="0.6" table:formula="of:=[.C3]/[.B3]" table:style-name="ce1">
            <text:p>0.6</text:p>
          </table:table-cell>
          <table:table-cell office:value-type="float" office:value="0.10954451150103321" table:formula="of:=[.C3]/SQRT([.B3])/[.B3]" table:style-name="ce1">
            <text:p>0.109544512</text:p>
          </table:table-cell>
          <table:table-cell table:style-name="ce1"/>
          <table:table-cell office:value-type="float" office:value="900" table:formula="of:=[.B3]*[.B3]" table:style-name="ce1">
            <text:p>900</text:p>
          </table:table-cell>
          <table:table-cell office:value-type="float" office:value="810000" table:formula="of:=[.F3]*[.M3]" table:style-name="ce1">
            <text:p>810000</text:p>
          </table:table-cell>
          <table:table-cell/>
          <table:table-cell table:style-name="ce1">
            <draw:frame draw:z-index="2" draw:id="id1" draw:style-name="a1" draw:name="Diagram 3" svg:x="0.02083in" svg:y="0.08333in" svg:width="3.60417in" svg:height="2.40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1" draw:id="id0" draw:style-name="a0" draw:name="Diagram 1" svg:x="0.52329in" svg:y="0.13542in" svg:width="3.20588in" svg:height="2.2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273" table:style-name="ce1">
            <text:p>273</text:p>
          </table:table-cell>
          <table:table-cell office:value-type="float" office:value="900" table:style-name="ce1">
            <text:p>900</text:p>
          </table:table-cell>
          <table:table-cell office:value-type="float" office:value="1332" table:style-name="ce1">
            <text:p>1332</text:p>
          </table:table-cell>
          <table:table-cell table:number-columns-repeated="2" table:style-name="ce1"/>
          <table:table-cell office:value-type="float" office:value="0.84" table:formula="of:=[.C4]/[.B4]" table:style-name="ce1">
            <text:p>0.84</text:p>
          </table:table-cell>
          <table:table-cell office:value-type="float" office:value="0.11879393923933998" table:formula="of:=[.C4]/SQRT([.B4])/[.B4]" table:style-name="ce1">
            <text:p>0.118793939</text:p>
          </table:table-cell>
          <table:table-cell table:style-name="ce1"/>
          <table:table-cell office:value-type="float" office:value="2500" table:formula="of:=[.B4]*[.B4]" table:style-name="ce1">
            <text:p>2500</text:p>
          </table:table-cell>
          <table:table-cell office:value-type="float" office:value="2250000" table:formula="of:=[.F4]*[.M4]" table:style-name="ce1">
            <text:p>225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49" table:style-name="ce1">
            <text:p>149</text:p>
          </table:table-cell>
          <table:table-cell office:value-type="float" office:value="15" table:style-name="ce1">
            <text:p>15</text:p>
          </table:table-cell>
          <table:table-cell office:value-type="float" office:value="300" table:style-name="ce1">
            <text:p>300</text:p>
          </table:table-cell>
          <table:table-cell office:value-type="float" office:value="854" table:style-name="ce1">
            <text:p>854</text:p>
          </table:table-cell>
          <table:table-cell office:value-type="float" office:value="3762" table:style-name="ce1">
            <text:p>3762</text:p>
          </table:table-cell>
          <table:table-cell table:number-columns-repeated="2" table:style-name="ce1"/>
          <table:table-cell office:value-type="float" office:value="1.49" table:formula="of:=[.C5]/[.B5]" table:style-name="ce1">
            <text:p>1.49</text:p>
          </table:table-cell>
          <table:table-cell office:value-type="float" office:value="0.14899999999999999" table:formula="of:=[.C5]/SQRT([.B5])/[.B5]" table:style-name="ce1">
            <text:p>0.149</text:p>
          </table:table-cell>
          <table:table-cell table:style-name="ce1"/>
          <table:table-cell office:value-type="float" office:value="10000" table:formula="of:=[.B5]*[.B5]" table:style-name="ce1">
            <text:p>10000</text:p>
          </table:table-cell>
          <table:table-cell office:value-type="float" office:value="8540000" table:formula="of:=[.F5]*[.M5]" table:style-name="ce1">
            <text:p>854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594" table:style-name="ce1">
            <text:p>594</text:p>
          </table:table-cell>
          <table:table-cell office:value-type="float" office:value="59" table:style-name="ce1">
            <text:p>59</text:p>
          </table:table-cell>
          <table:table-cell office:value-type="float" office:value="300" table:style-name="ce1">
            <text:p>300</text:p>
          </table:table-cell>
          <table:table-cell office:value-type="float" office:value="609" table:style-name="ce1">
            <text:p>609</text:p>
          </table:table-cell>
          <table:table-cell office:value-type="float" office:value="7605" table:style-name="ce1">
            <text:p>7605</text:p>
          </table:table-cell>
          <table:table-cell table:number-columns-repeated="2" table:style-name="ce1"/>
          <table:table-cell office:value-type="float" office:value="2.97" table:formula="of:=[.C6]/[.B6]" table:style-name="ce1">
            <text:p>2.97</text:p>
          </table:table-cell>
          <table:table-cell office:value-type="float" office:value="0.21001071401240459" table:formula="of:=[.C6]/SQRT([.B6])/[.B6]" table:style-name="ce1">
            <text:p>0.210010714</text:p>
          </table:table-cell>
          <table:table-cell table:style-name="ce1"/>
          <table:table-cell office:value-type="float" office:value="40000" table:formula="of:=[.B6]*[.B6]" table:style-name="ce1">
            <text:p>40000</text:p>
          </table:table-cell>
          <table:table-cell office:value-type="float" office:value="24360000" table:formula="of:=[.F6]*[.M6]" table:style-name="ce1">
            <text:p>2436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298" table:style-name="ce1">
            <text:p>1298</text:p>
          </table:table-cell>
          <table:table-cell office:value-type="float" office:value="131" table:style-name="ce1">
            <text:p>131</text:p>
          </table:table-cell>
          <table:table-cell office:value-type="float" office:value="300" table:style-name="ce1">
            <text:p>300</text:p>
          </table:table-cell>
          <table:table-cell office:value-type="float" office:value="439" table:style-name="ce1">
            <text:p>439</text:p>
          </table:table-cell>
          <table:table-cell office:value-type="float" office:value="8959" table:style-name="ce1">
            <text:p>8959</text:p>
          </table:table-cell>
          <table:table-cell table:number-columns-repeated="2" table:style-name="ce1"/>
          <table:table-cell office:value-type="float" office:value="4.3266666666666671" table:formula="of:=[.C7]/[.B7]" table:style-name="ce1">
            <text:p>4.326666667</text:p>
          </table:table-cell>
          <table:table-cell office:value-type="float" office:value="0.24980021646937806" table:formula="of:=[.C7]/SQRT([.B7])/[.B7]" table:style-name="ce1">
            <text:p>0.249800216</text:p>
          </table:table-cell>
          <table:table-cell table:style-name="ce1"/>
          <table:table-cell office:value-type="float" office:value="90000" table:formula="of:=[.B7]*[.B7]" table:style-name="ce1">
            <text:p>90000</text:p>
          </table:table-cell>
          <table:table-cell office:value-type="float" office:value="39510000" table:formula="of:=[.F7]*[.M7]" table:style-name="ce1">
            <text:p>39510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3557" table:style-name="ce1">
            <text:p>3557</text:p>
          </table:table-cell>
          <table:table-cell office:value-type="float" office:value="383" table:style-name="ce1">
            <text:p>383</text:p>
          </table:table-cell>
          <table:table-cell office:value-type="float" office:value="300" table:style-name="ce1">
            <text:p>300</text:p>
          </table:table-cell>
          <table:table-cell office:value-type="float" office:value="385" table:style-name="ce1">
            <text:p>385</text:p>
          </table:table-cell>
          <table:table-cell office:value-type="float" office:value="14733" table:style-name="ce1">
            <text:p>14733</text:p>
          </table:table-cell>
          <table:table-cell table:number-columns-repeated="2" table:style-name="ce1"/>
          <table:table-cell office:value-type="float" office:value="7.4104166666666664" table:formula="of:=[.C8]/[.B8]" table:style-name="ce1">
            <text:p>7.410416667</text:p>
          </table:table-cell>
          <table:table-cell office:value-type="float" office:value="0.33823769740379789" table:formula="of:=[.C8]/SQRT([.B8])/[.B8]" table:style-name="ce1">
            <text:p>0.338237697</text:p>
          </table:table-cell>
          <table:table-cell table:style-name="ce1"/>
          <table:table-cell office:value-type="float" office:value="230400" table:formula="of:=[.B8]*[.B8]" table:style-name="ce1">
            <text:p>230400</text:p>
          </table:table-cell>
          <table:table-cell office:value-type="float" office:value="88704000" table:formula="of:=[.F8]*[.M8]" table:style-name="ce1">
            <text:p>887040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4089" table:style-name="ce1">
            <text:p>4089</text:p>
          </table:table-cell>
          <table:table-cell office:value-type="float" office:value="462" table:style-name="ce1">
            <text:p>462</text:p>
          </table:table-cell>
          <table:table-cell office:value-type="float" office:value="300" table:style-name="ce1">
            <text:p>300</text:p>
          </table:table-cell>
          <table:table-cell office:value-type="float" office:value="371" table:style-name="ce1">
            <text:p>371</text:p>
          </table:table-cell>
          <table:table-cell office:value-type="float" office:value="14633" table:style-name="ce1">
            <text:p>14633</text:p>
          </table:table-cell>
          <table:table-cell table:number-columns-repeated="2" table:style-name="ce1"/>
          <table:table-cell office:value-type="float" office:value="7.7150943396226417" table:formula="of:=[.C9]/[.B9]" table:style-name="ce1">
            <text:p>7.71509434</text:p>
          </table:table-cell>
          <table:table-cell office:value-type="float" office:value="0.33512228314305487" table:formula="of:=[.C9]/SQRT([.B9])/[.B9]" table:style-name="ce1">
            <text:p>0.335122283</text:p>
          </table:table-cell>
          <table:table-cell table:style-name="ce1"/>
          <table:table-cell office:value-type="float" office:value="280900" table:formula="of:=[.B9]*[.B9]" table:style-name="ce1">
            <text:p>280900</text:p>
          </table:table-cell>
          <table:table-cell office:value-type="float" office:value="104213900" table:formula="of:=[.F9]*[.M9]" table:style-name="ce1">
            <text:p>10421390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507" table:style-name="ce1">
            <text:p>4507</text:p>
          </table:table-cell>
          <table:table-cell office:value-type="float" office:value="497" table:style-name="ce1">
            <text:p>497</text:p>
          </table:table-cell>
          <table:table-cell table:number-columns-repeated="5" table:style-name="ce1"/>
          <table:table-cell office:value-type="float" office:value="8.1945454545454552" table:formula="of:=[.C10]/[.B10]" table:style-name="ce1">
            <text:p>8.194545455</text:p>
          </table:table-cell>
          <table:table-cell office:value-type="float" office:value="0.34941659222354038" table:formula="of:=[.C10]/SQRT([.B10])/[.B10]" table:style-name="ce1">
            <text:p>0.349416592</text:p>
          </table:table-cell>
          <table:table-cell table:style-name="ce1"/>
          <table:table-cell office:value-type="float" office:value="302500" table:formula="of:=[.B10]*[.B10]" table:style-name="ce1">
            <text:p>302500</text:p>
          </table:table-cell>
          <table:table-cell table:number-columns-repeated="1637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1" table:style-name="ce1"/>
          <table:table-cell table:style-name="ce1">
            <draw:frame draw:z-index="3" draw:id="id2" draw:style-name="a2" draw:name="Diagram 4" svg:x="0.0098in" svg:y="0.11458in" svg:width="3.25061in" svg:height="2.4580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table:style-name="ce1">
            <draw:frame draw:z-index="4" draw:id="id3" draw:style-name="a3" draw:name="Diagram 8" svg:x="0.27083in" svg:y="0.08333in" svg:width="2.72917in" svg:height="1.9427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Diagram 11" svg:x="0.375in" svg:y="0in" svg:width="2.96875in" svg:height="2.03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0" table:style-name="ro1">
          <table:table-cell table:number-columns-repeated="16384"/>
        </table:table-row>
        <table:table-row table:style-name="ro1">
          <table:table-cell table:number-columns-repeated="49"/>
          <table:table-cell office:value-type="string" table:style-name="ce1">
            <text:p>x</text:p>
          </table:table-cell>
          <table:table-cell table:number-columns-repeated="16334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Boldizsar</meta:initial-creator>
    <dc:creator>Boldizsar</dc:creator>
    <meta:creation-date>2022-03-27T11:06:11Z</meta:creation-date>
    <dc:date>2022-03-27T12:13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</office:automatic-styles>
  <office:body>
    <office:chart>
      <chart:chart chart:class="chart:scatter" svg:height="162.3749606299212pt" svg:width="230.8234645669291pt" chart:style-name="Crt0">
        <chart:title chart:style-name="CT00">
          <text:p text:style-name="a0" text:class-names="" text:cond-style-name="">pálya oldal hossza / létrehozási idő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unka1.$C$2:.$C$10" chart:class="chart:scatter" chart:attached-axis="primary-y" chart:style-name="G0S1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3.25pt" svg:width="259.5pt" chart:style-name="Crt0">
        <chart:title chart:style-name="CT00">
          <text:p text:style-name="a0" text:class-names="" text:cond-style-name="">pályaméret / létrehozási idő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unka1.$J$2:.$J$10" chart:class="chart:scatter" chart:attached-axis="primary-y" chart:style-name="G0S0">
            <chart:domain table:cell-range-address="Munka1.$B$2:.$B$10"/>
            <chart:data-point chart:repeated="9"/>
          </chart:series>
          <chart:series chart:values-cell-range-address="Munka1.$K$2:.$K$10" chart:class="chart:scatter" chart:attached-axis="primary-y" chart:style-name="G0S1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76.977874015748pt" svg:width="234.044094488189pt" chart:style-name="Crt0">
        <chart:title chart:style-name="CT00">
          <text:p text:style-name="a0" text:class-names="" text:cond-style-name="">Becslés számítá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unka1.$D$2:.$D$10" chart:class="chart:scatter" chart:attached-axis="primary-y" chart:style-name="G0S0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139.8749606299212pt" svg:width="196.5pt" chart:style-name="Crt0">
        <chart:title chart:style-name="CT00">
          <text:p text:style-name="a0" text:class-names="" text:cond-style-name="">Útvonal tervezés egyen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unka1.$G$2:.$G$9" chart:class="chart:scatter" chart:attached-axis="primary-y" chart:style-name="G0S0">
            <chart:domain table:cell-range-address="Munka1.$B$2:.$B$9"/>
            <chart:data-point chart:repeated="8"/>
          </chart:series>
          <chart:series chart:values-cell-range-address="Munka1.$G$2:.$G$9" chart:class="chart:scatter" chart:attached-axis="primary-y" chart:style-name="G0S1">
            <chart:domain table:cell-range-address="Munka1.$B$2:.$B$9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6.25pt" svg:width="213.75pt" chart:style-name="Crt0">
        <chart:title chart:style-name="CT00">
          <text:p text:style-name="a0" text:class-names="" text:cond-style-name="">Útvonal tervezés négyzet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unka1.$G$2:.$G$9" chart:class="chart:scatter" chart:attached-axis="primary-y" chart:style-name="G0S0">
            <chart:domain table:cell-range-address="Munka1.$N$2:.$N$9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